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10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Raju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C C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1/01/1995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value="female"/><text:label text:current-selected="true" text:value="male"/>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Maniyante parambu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Vadakkal
Alapuzha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Omana, Wife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R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Windows User</dc:creator>
    <dc:date>2015-10-31T09:46:00</dc:date>
    <meta:editing-cycles>10</meta:editing-cycles>
    <meta:editing-duration>PT16M</meta:editing-duration>
    <meta:document-statistic meta:table-count="4" meta:image-count="0" meta:object-count="0" meta:page-count="1" meta:paragraph-count="42" meta:word-count="86" meta:character-count="391"/>
    <meta:generator>OpenOffice/4.1.3$Win32 OpenOffice.org_project/413m1$Build-9783</meta:generator>
  </office:meta>
</office:document-meta>
</file>